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table:number-columns-repeated="2"/>
          <table:table-cell office:value-type="string" calcext:value-type="string">
            <text:p>Vertex Mapping</text:p>
          </table:table-cell>
          <table:table-cell table:number-columns-repeated="2"/>
          <table:table-cell office:value-type="string" calcext:value-type="string">
            <text:p>Texture Mappin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B7]/450)-0.5" office:value-type="float" office:value="-0.00444444444444442" calcext:value-type="float">
            <text:p>-0.00444444444444442</text:p>
          </table:table-cell>
          <table:table-cell table:style-name="ce1" table:formula="of:=0.5-([.C7]/450)" office:value-type="float" office:value="0.3" calcext:value-type="float">
            <text:p>0.30000000</text:p>
          </table:table-cell>
          <table:table-cell/>
          <table:table-cell table:formula="of:=[.B7]/[.B$5]" office:value-type="float" office:value="0.495555555555556" calcext:value-type="float">
            <text:p>0.495555555555556</text:p>
          </table:table-cell>
          <table:table-cell table:formula="of:=[.C7]/[.C$5]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([.B8]/450)-0.5" office:value-type="float" office:value="-0.08" calcext:value-type="float">
            <text:p>-0.08</text:p>
          </table:table-cell>
          <table:table-cell table:style-name="ce1" table:formula="of:=0.5-([.C8]/450)" office:value-type="float" office:value="0.137777777777778" calcext:value-type="float">
            <text:p>0.13777778</text:p>
          </table:table-cell>
          <table:table-cell/>
          <table:table-cell table:formula="of:=[.B8]/[.B$5]" office:value-type="float" office:value="0.42" calcext:value-type="float">
            <text:p>0.42</text:p>
          </table:table-cell>
          <table:table-cell table:formula="of:=[.C8]/[.C$5]" office:value-type="float" office:value="0.4075" calcext:value-type="float">
            <text:p>0.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([.B9]/450)-0.5" office:value-type="float" office:value="-0.255555555555556" calcext:value-type="float">
            <text:p>-0.255555555555556</text:p>
          </table:table-cell>
          <table:table-cell table:style-name="ce1" table:formula="of:=0.5-([.C9]/450)" office:value-type="float" office:value="0.111111111111111" calcext:value-type="float">
            <text:p>0.11111111</text:p>
          </table:table-cell>
          <table:table-cell/>
          <table:table-cell table:formula="of:=[.B9]/[.B$5]" office:value-type="float" office:value="0.244444444444444" calcext:value-type="float">
            <text:p>0.244444444444444</text:p>
          </table:table-cell>
          <table:table-cell table:formula="of:=[.C9]/[.C$5]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([.B10]/450)-0.5" office:value-type="float" office:value="-0.126666666666667" calcext:value-type="float">
            <text:p>-0.126666666666667</text:p>
          </table:table-cell>
          <table:table-cell table:style-name="ce1" table:formula="of:=0.5-([.C10]/450)" office:value-type="float" office:value="-0.0133333333333333" calcext:value-type="float">
            <text:p>-0.01333333</text:p>
          </table:table-cell>
          <table:table-cell/>
          <table:table-cell table:formula="of:=[.B10]/[.B$5]" office:value-type="float" office:value="0.373333333333333" calcext:value-type="float">
            <text:p>0.373333333333333</text:p>
          </table:table-cell>
          <table:table-cell table:formula="of:=[.C10]/[.C$5]" office:value-type="float" office:value="0.5775" calcext:value-type="float">
            <text:p>0.5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([.B11]/450)-0.5" office:value-type="float" office:value="-0.153333333333333" calcext:value-type="float">
            <text:p>-0.153333333333333</text:p>
          </table:table-cell>
          <table:table-cell table:style-name="ce1" table:formula="of:=0.5-([.C11]/450)" office:value-type="float" office:value="-0.186666666666667" calcext:value-type="float">
            <text:p>-0.18666667</text:p>
          </table:table-cell>
          <table:table-cell/>
          <table:table-cell table:formula="of:=[.B11]/[.B$5]" office:value-type="float" office:value="0.346666666666667" calcext:value-type="float">
            <text:p>0.346666666666667</text:p>
          </table:table-cell>
          <table:table-cell table:formula="of:=[.C11]/[.C$5]" office:value-type="float" office:value="0.7725" calcext:value-type="float">
            <text:p>0.7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([.B12]/450)-0.5" office:value-type="float" office:value="0.00222222222222224" calcext:value-type="float">
            <text:p>0.00222222222222224</text:p>
          </table:table-cell>
          <table:table-cell table:style-name="ce1" table:formula="of:=0.5-([.C12]/450)" office:value-type="float" office:value="-0.104444444444444" calcext:value-type="float">
            <text:p>-0.10444444</text:p>
          </table:table-cell>
          <table:table-cell/>
          <table:table-cell table:formula="of:=[.B12]/[.B$5]" office:value-type="float" office:value="0.502222222222222" calcext:value-type="float">
            <text:p>0.502222222222222</text:p>
          </table:table-cell>
          <table:table-cell table:formula="of:=[.C12]/[.C$5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([.B13]/450)-0.5" office:value-type="float" office:value="0.117777777777778" calcext:value-type="float">
            <text:p>0.117777777777778</text:p>
          </table:table-cell>
          <table:table-cell table:style-name="ce1" table:formula="of:=0.5-([.C13]/450)" office:value-type="float" office:value="-0.182222222222222" calcext:value-type="float">
            <text:p>-0.18222222</text:p>
          </table:table-cell>
          <table:table-cell/>
          <table:table-cell table:formula="of:=[.B13]/[.B$5]" office:value-type="float" office:value="0.617777777777778" calcext:value-type="float">
            <text:p>0.617777777777778</text:p>
          </table:table-cell>
          <table:table-cell table:formula="of:=[.C13]/[.C$5]" office:value-type="float" office:value="0.7675" calcext:value-type="float">
            <text:p>0.76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([.B14]/450)-0.5" office:value-type="float" office:value="0.128888888888889" calcext:value-type="float">
            <text:p>0.128888888888889</text:p>
          </table:table-cell>
          <table:table-cell table:style-name="ce1" table:formula="of:=0.5-([.C14]/450)" office:value-type="float" office:value="-0.00888888888888884" calcext:value-type="float">
            <text:p>-0.00888889</text:p>
          </table:table-cell>
          <table:table-cell/>
          <table:table-cell table:formula="of:=[.B14]/[.B$5]" office:value-type="float" office:value="0.628888888888889" calcext:value-type="float">
            <text:p>0.628888888888889</text:p>
          </table:table-cell>
          <table:table-cell table:formula="of:=[.C14]/[.C$5]" office:value-type="float" office:value="0.5725" calcext:value-type="float">
            <text:p>0.5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" calcext:value-type="float">
            <text:p>33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([.B15]/450)-0.5" office:value-type="float" office:value="0.253333333333333" calcext:value-type="float">
            <text:p>0.253333333333333</text:p>
          </table:table-cell>
          <table:table-cell table:style-name="ce1" table:formula="of:=0.5-([.C15]/450)" office:value-type="float" office:value="0.117777777777778" calcext:value-type="float">
            <text:p>0.11777778</text:p>
          </table:table-cell>
          <table:table-cell/>
          <table:table-cell table:formula="of:=[.B15]/[.B$5]" office:value-type="float" office:value="0.753333333333333" calcext:value-type="float">
            <text:p>0.753333333333333</text:p>
          </table:table-cell>
          <table:table-cell table:formula="of:=[.C15]/[.C$5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([.B16]/450)-0.5" office:value-type="float" office:value="0.0777777777777777" calcext:value-type="float">
            <text:p>0.0777777777777777</text:p>
          </table:table-cell>
          <table:table-cell table:style-name="ce1" table:formula="of:=0.5-([.C16]/450)" office:value-type="float" office:value="0.14" calcext:value-type="float">
            <text:p>0.14000000</text:p>
          </table:table-cell>
          <table:table-cell/>
          <table:table-cell table:formula="of:=[.B16]/[.B$5]" office:value-type="float" office:value="0.577777777777778" calcext:value-type="float">
            <text:p>0.577777777777778</text:p>
          </table:table-cell>
          <table:table-cell table:formula="of:=[.C16]/[.C$5]" office:value-type="float" office:value="0.405" calcext:value-type="float">
            <text:p>0.4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table:formula="of:=([.B19]/450)-0.5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([.B20]/450)-0.5"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1:50:30.995694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46:05.602075438</meta:creation-date>
    <dc:date>2024-03-31T12:29:25.525912018</dc:date>
    <meta:editing-duration>PT48M57S</meta:editing-duration>
    <meta:editing-cycles>2</meta:editing-cycles>
    <meta:generator>LibreOffice/24.2.2.2$MacOSX_X86_64 LibreOffice_project/d56cc158d8a96260b836f100ef4b4ef25d6f1a01</meta:generator>
    <meta:document-statistic meta:table-count="1" meta:cell-count="81" meta:object-count="0"/>
  </office:meta>
</office:document-meta>
</file>